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TC Medium" svg:font-family="'Noto Sans CJK TC Medium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44cm" fo:min-width="8.517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8.517cm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8.517cm"/>
    </style:style>
    <style:style style:name="gr4" style:family="graphic" style:parent-style-name="standard">
      <style:graphic-properties draw:textarea-horizontal-align="justify" draw:textarea-vertical-align="middle" draw:auto-grow-height="false" fo:min-height="3.342cm" fo:min-width="3.09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6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9.017cm" svg:height="2.794cm" svg:x="2.524cm" svg:y="2.016cm">
          <text:p text:style-name="P1">憲法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9.017cm" svg:height="1.778cm" svg:x="2.524cm" svg:y="21.701cm">
          <text:p text:style-name="P1">管理辦法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9.017cm" svg:height="1.778cm" svg:x="2.524cm" svg:y="12.708cm">
          <text:p text:style-name="P1">規約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9.017cm" svg:height="1.905cm" svg:x="2.524cm" svg:y="9.279cm">
          <text:p text:style-name="P1">公寓大廈管理條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5.08cm" svg:height="5.08cm" svg:x="14.208cm" svg:y="11.057cm">
          <text:p text:style-name="P1">區大會</text:p>
          <text:p text:style-name="P1">(½ = 2/3 * ¾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5.08cm" svg:height="5.08cm" svg:x="14.208cm" svg:y="20.05cm">
          <text:p text:style-name="P1">管委會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7.032cm" svg:y1="21.701cm" svg:x2="7.032cm" svg:y2="14.486cm" draw:start-shape="id1" draw:start-glue-point="0" draw:end-shape="id2" draw:end-glue-point="2" svg:d="M7032 21701v-7215" svg:viewBox="0 0 1 7216">
          <text:p/>
        </draw:connector>
        <draw:connector draw:style-name="gr5" draw:text-style-name="P2" draw:layer="layout" svg:x1="7.032cm" svg:y1="12.708cm" svg:x2="7.032cm" svg:y2="11.184cm" draw:start-shape="id2" draw:start-glue-point="0" draw:end-shape="id3" svg:d="M7032 12708v-1524" svg:viewBox="0 0 1 1525">
          <text:p/>
        </draw:connector>
        <draw:connector draw:style-name="gr5" draw:text-style-name="P2" draw:layer="layout" svg:x1="7.032cm" svg:y1="9.279cm" svg:x2="7.032cm" svg:y2="4.81cm" draw:start-shape="id3" draw:start-glue-point="0" draw:end-shape="id4" draw:end-glue-point="2" svg:d="M7032 9279v-4469" svg:viewBox="0 0 1 4470">
          <text:p/>
        </draw:connector>
        <draw:connector draw:style-name="gr5" draw:text-style-name="P2" draw:layer="layout" svg:x1="16.748cm" svg:y1="20.05cm" svg:x2="16.748cm" svg:y2="16.137cm" draw:start-shape="id5" draw:start-glue-point="4" draw:end-shape="id6" draw:end-glue-point="8" svg:d="M16748 20050v-3913" svg:viewBox="0 0 1 3914">
          <text:p/>
        </draw:connector>
        <draw:connector draw:style-name="gr5" draw:text-style-name="P2" draw:layer="layout" svg:x1="11.541cm" svg:y1="13.597cm" svg:x2="14.208cm" svg:y2="13.597cm" draw:start-shape="id2" draw:start-glue-point="1" draw:end-shape="id6" svg:d="M11541 13597h2667" svg:viewBox="0 0 2668 1">
          <text:p/>
        </draw:connector>
        <draw:connector draw:style-name="gr5" draw:text-style-name="P2" draw:layer="layout" svg:x1="11.541cm" svg:y1="22.59cm" svg:x2="14.208cm" svg:y2="22.59cm" draw:start-shape="id1" draw:end-shape="id5" draw:end-glue-point="6" svg:d="M11541 22590h2667" svg:viewBox="0 0 2668 1">
          <text:p/>
        </draw:connector>
        <draw:frame draw:style-name="gr6" draw:text-style-name="P3" draw:layer="layout" svg:width="8.509cm" svg:height="0.962cm" svg:x="1.254cm" svg:y="24.495cm">
          <draw:text-box>
            <text:p text:style-name="P1">區大會(區分所有權人大會)</text:p>
          </draw:text-box>
        </draw:frame>
        <draw:frame draw:style-name="gr7" draw:text-style-name="P3" draw:layer="layout" svg:width="9.271cm" svg:height="1.016cm" svg:x="1.254cm" svg:y="25.765cm">
          <draw:text-box>
            <text:p text:style-name="P1">管委會(公寓大廈管理委員會)</text:p>
          </draw:text-box>
        </draw:frame>
        <draw:frame draw:style-name="gr8" draw:text-style-name="P4" draw:layer="layout" svg:width="5.86cm" svg:height="3.019cm" svg:x="7.967cm" svg:y="14.972cm">
          <draw:text-box>
            <text:p>例1：<text:line-break/>預算報備審核：超過實價登錄 1% (每年取樣取整數)</text:p>
          </draw:text-box>
        </draw:frame>
        <draw:connector draw:style-name="gr5" draw:text-style-name="P2" draw:layer="layout" svg:x1="16.748cm" svg:y1="11.057cm" svg:x2="11.541cm" svg:y2="10.231cm" draw:start-shape="id6" draw:start-glue-point="4" draw:end-shape="id3" svg:d="M16748 11057v-826h-5207" svg:viewBox="0 0 5208 8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TC Medium" svg:font-family="'Noto Sans CJK TC Medium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 CJK TC Medium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 Medium" style:font-family-asian="'Noto Sans CJK TC Medium'" style:font-family-generic-asian="system" style:font-pitch-asian="variable" style:font-size-asian="18pt" style:font-style-asian="normal" style:font-weight-asian="normal" style:font-name-complex="Noto Sans CJK TC Medium" style:font-family-complex="'Noto Sans CJK TC Mediu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23:26:10.976319407</meta:creation-date>
    <dc:date>2016-03-24T14:59:44.709490634</dc:date>
    <meta:editing-duration>PT32M16S</meta:editing-duration>
    <meta:editing-cycles>11</meta:editing-cycles>
    <meta:generator>LibreOffice/4.4.2.2$Linux_X86_64 LibreOffice_project/40m0$Build-2</meta:generator>
    <meta:document-statistic meta:object-count="16"/>
  </office:meta>
</office:document-meta>
</file>